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  <style:text-properties fo:language="en" fo:country="US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4"/>
    <style:style style:name="P6" style:family="paragraph" style:parent-style-name="List_20_Paragraph" style:list-style-name="WWNum1">
      <style:paragraph-properties fo:margin-top="0.1665in" fo:margin-bottom="0in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Standard"><text:span text:style-name="T1">PLANIRANJE SKUPA</text:span></text:p>
      <text:p text:style-name="P1"/>
      <text:list xml:id="list2020831028573694839" text:style-name="WWNum1">
        <text:list-item>
          <text:p text:style-name="P6"><text:span text:style-name="T1">Iniciranje skupa (naucno lice, senat univerziteta)<text:tab/>URADJENO</text:span></text:p>
        </text:list-item>
        <text:list-item>
          <text:p text:style-name="P6"><text:span text:style-name="T1">Odredjivanje organa skupa (senat univerziteta)<text:tab/><text:tab/>MOGUCE IZMENE</text:span></text:p>
        </text:list-item>
        <text:list-item>
          <text:p text:style-name="P6"><text:span text:style-name="T1">Utvrdjivanje teme skupa (programski odbor)<text:tab/><text:tab/>URADJENO</text:span></text:p>
        </text:list-item>
        <text:list-item>
          <text:p text:style-name="P6"><text:span text:style-name="T1">Utvrdjivanje mesta I vremena skupa (organizacioni odbor)<text:tab/>URADJENO</text:span></text:p>
        </text:list-item>
        <text:list-item>
          <text:p text:style-name="P6"><text:span text:style-name="T1">Oblikovanje radnih dokumenata skupa (sekretar, organizacioni odbor) URADJENO (fale preduslovi)</text:span></text:p>
        </text:list-item>
      </text:list>
      <text:p text:style-name="P1"/>
      <text:p text:style-name="P1"/>
      <text:p text:style-name="Standard"><text:span text:style-name="T1">PRIKUPLJANJE RADOVA I PRIJAVE UCESNIKA</text:span></text:p>
      <text:p text:style-name="P1"/>
      <text:list xml:id="list6417294597787117377" text:style-name="WWNum2">
        <text:list-item>
          <text:p text:style-name="P3"><text:span text:style-name="T1">Prijavljivanje za ucesce na skupu (organizacioni odbor, potencijalni ucesnik) URADJENO</text:span><text:bookmark text:name="_GoBack"/></text:p>
        </text:list-item>
        <text:list-item>
          <text:p text:style-name="P3"><text:span text:style-name="T1">Odabir autora I tema (organizacioni odbor, prihvacen autor)<text:tab/>URADJENO</text:span></text:p>
        </text:list-item>
        <text:list-item>
          <text:p text:style-name="P3"><text:span text:style-name="T1">Prijem radova (organizacioni odbor, prihvacen autor) <text:tab/>FALE ULAZNI I IZLAZNI EL.</text:span></text:p>
        </text:list-item>
      </text:list>
      <text:p text:style-name="P1"/>
      <text:p text:style-name="Standard"><text:span text:style-name="T1">IZBOR RADOVA I UTVRDJIVANJE PROGRAMA RADA</text:span></text:p>
      <text:p text:style-name="P1"/>
      <text:list xml:id="list5930805236720906627" text:style-name="WWNum3">
        <text:list-item>
          <text:p text:style-name="P4"><text:span text:style-name="T1">Analiza I klasifikacija radova (organizacioni odbor)<text:tab/>DONE</text:span></text:p>
        </text:list-item>
        <text:list-item>
          <text:p text:style-name="P4"><text:span text:style-name="T1">Recenzija radova (recenzent, organizacioni odbor)<text:tab/>DONE</text:span></text:p>
        </text:list-item>
        <text:list-item>
          <text:p text:style-name="P4"><text:span text:style-name="T1">Prijavljivanje dodatnih sadrzaja (ucesnik)</text:span></text:p>
        </text:list-item>
        <text:list-item>
          <text:p text:style-name="P4"><text:span text:style-name="T1">Obavestavanje ucesnika (sekretar skupa)<text:tab/>DONE</text:span></text:p>
        </text:list-item>
        <text:list-item>
          <text:p text:style-name="P4"><text:span text:style-name="T1">Izbor radova ( programski odbor)<text:tab/>DONE</text:span></text:p>
        </text:list-item>
        <text:list-item>
          <text:p text:style-name="P4"><text:span text:style-name="T1">Utvrdjivanje programa rada (organizacioni odbor, autor) <text:s/>DONE MOZDA ALTERNATIVNI TOKOVI)</text:span></text:p>
        </text:list-item>
      </text:list>
      <text:p text:style-name="P1"/>
      <text:p text:style-name="P1"/>
      <text:p text:style-name="Standard"><text:span text:style-name="T1">OBLIKOVANJE MATERIJALA ZA SKUP</text:span></text:p>
      <text:p text:style-name="P1"/>
      <text:list xml:id="list276903075967036679" text:style-name="WWNum4">
        <text:list-item>
          <text:p text:style-name="P5"><text:span text:style-name="T1">Izdavanje zbornika (….) <text:tab/>TREBA DORADITI</text:span></text:p>
        </text:list-item>
        <text:list-item>
          <text:p text:style-name="P5"><text:span text:style-name="T1">Oblikovanje pregleda ucesnika I raspored rada (sekretar skupa, tehnicar) DONE</text:span></text:p>
        </text:list-item>
        <text:list-item>
          <text:p text:style-name="P5"><text:span text:style-name="T1">Odredjivanje radnih tela skupa (organizacioni odbor)<text:tab/>DONE</text:span></text:p>
        </text:list-item>
        <text:list-item>
          <text:p text:style-name="P5"><text:span text:style-name="T1">Prijem I registracija ucesnika skupa (recepcioner, ucesnik)<text:tab/>DONE (fale preduslovi I postusl.)</text:span></text:p>
        </text:list-item>
        <text:list-item>
          <text:p text:style-name="P5"><text:span text:style-name="T1">Odrzavanje sesija (predsedavajuci sesije, izlagac)<text:tab/>DO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justify" style:justify-single-word="false" fo:orphans="2" fo:widows="2" style:writing-mode="lr-tb"/>
      <style:text-properties style:use-window-font-color="true" style:font-name="Arial1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X</meta:initial-creator>
    <meta:editing-cycles>45</meta:editing-cycles>
    <meta:creation-date>2014-12-24T16:59:00</meta:creation-date>
    <dc:date>2014-12-28T06:14:07.25</dc:date>
    <meta:editing-duration>P2DT11H29M15S</meta:editing-duration>
    <meta:generator>OpenOffice/4.1.1$Win32 OpenOffice.org_project/411m6$Build-9775</meta:generator>
    <meta:document-statistic meta:table-count="0" meta:image-count="0" meta:object-count="0" meta:page-count="1" meta:paragraph-count="23" meta:word-count="182" meta:character-count="1370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